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 style:data-style-name="N124"/>
    <style:style style:name="ce3" style:family="table-cell" style:parent-style-name="Default" style:data-style-name="N125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3"/>
        <table:table-row table:style-name="ro1">
          <table:table-cell table:style-name="Default"/>
          <table:table-cell/>
          <table:table-cell table:style-name="Default" office:value-type="string" calcext:value-type="string">
            <text:p>B:</text:p>
          </table:table-cell>
          <table:table-cell table:style-name="Default" table:formula="of:=4300*[.E1]" office:value-type="float" office:value="4429" calcext:value-type="float">
            <text:p>4429</text:p>
          </table:table-cell>
          <table:table-cell table:style-name="Default" office:value-type="float" office:value="1.03" calcext:value-type="float">
            <text:p>1.03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adc</text:p>
          </table:table-cell>
          <table:table-cell/>
          <table:table-cell table:style-name="Default" office:value-type="string" calcext:value-type="string">
            <text:p>ln(R/R0)</text:p>
          </table:table-cell>
          <table:table-cell table:style-name="Default" office:value-type="string" calcext:value-type="string">
            <text:p>/B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/>
          <table:table-cell table:style-name="Default" office:value-type="string" calcext:value-type="string">
            <text:p>delta</text:p>
          </table:table-cell>
        </table:table-row>
        <table:table-row table:style-name="ro1">
          <table:table-cell table:formula="of:=[.B3]/([.B3]+10000)*1024" office:value-type="float" office:value="512" calcext:value-type="float">
            <text:p>512.000</text:p>
          </table:table-cell>
          <table:table-cell office:value-type="float" office:value="10000" calcext:value-type="float">
            <text:p>10000</text:p>
          </table:table-cell>
          <table:table-cell table:formula="of:=LN([.B3]/[.B$3])" office:value-type="float" office:value="0" calcext:value-type="float">
            <text:p>0.0000</text:p>
          </table:table-cell>
          <table:table-cell table:formula="of:=[.C3]/[.D$1]" office:value-type="float" office:value="0" calcext:value-type="float">
            <text:p>0.00000</text:p>
          </table:table-cell>
          <table:table-cell table:formula="of:=1/(273.15+[.E$2]) +[.D3]" office:value-type="float" office:value="0.00337666722944454" calcext:value-type="float">
            <text:p>0.00338</text:p>
          </table:table-cell>
          <table:table-cell table:formula="of:=1/[.E3]-273.15" office:value-type="float" office:value="23" calcext:value-type="float">
            <text:p>23.00000</text:p>
          </table:table-cell>
          <table:table-cell table:formula="of:=[.F3]-[.E$2]" office:value-type="float" office:value="0" calcext:value-type="float">
            <text:p>0.00000</text:p>
          </table:table-cell>
        </table:table-row>
        <table:table-row table:style-name="ro1">
          <table:table-cell table:formula="of:=[.B4]/([.B4]+10000)*1024" office:value-type="float" office:value="506.828282828283" calcext:value-type="float">
            <text:p>506.828</text:p>
          </table:table-cell>
          <table:table-cell office:value-type="float" office:value="9800" calcext:value-type="float">
            <text:p>9800</text:p>
          </table:table-cell>
          <table:table-cell table:formula="of:=LN([.B4]/[.B$3])" office:value-type="float" office:value="-0.0202027073175195" calcext:value-type="float">
            <text:p>-0.0202</text:p>
          </table:table-cell>
          <table:table-cell table:formula="of:=[.C4]/[.D$1]" office:value-type="float" office:value="-0.00000456146022070885" calcext:value-type="float">
            <text:p>0.00000</text:p>
          </table:table-cell>
          <table:table-cell table:formula="of:=1/(273.15+[.E$2]) +[.D4]" office:value-type="float" office:value="0.00337210576922383" calcext:value-type="float">
            <text:p>0.00337</text:p>
          </table:table-cell>
          <table:table-cell table:formula="of:=1/[.E4]-273.15" office:value-type="float" office:value="23.4006032244575" calcext:value-type="float">
            <text:p>23.40060</text:p>
          </table:table-cell>
          <table:table-cell table:formula="of:=[.F4]-[.E$2]" office:value-type="float" office:value="0.400603224457541" calcext:value-type="float">
            <text:p>0.40060</text:p>
          </table:table-cell>
        </table:table-row>
        <table:table-row table:style-name="ro1">
          <table:table-cell table:formula="of:=[.B5]/([.B5]+10000)*1024" office:value-type="float" office:value="501.551020408163" calcext:value-type="float">
            <text:p>501.551</text:p>
          </table:table-cell>
          <table:table-cell office:value-type="float" office:value="9600" calcext:value-type="float">
            <text:p>9600</text:p>
          </table:table-cell>
          <table:table-cell table:formula="of:=LN([.B5]/[.B$3])" office:value-type="float" office:value="-0.0408219945202552" calcext:value-type="float">
            <text:p>-0.0408</text:p>
          </table:table-cell>
          <table:table-cell table:formula="of:=[.C5]/[.D$1]" office:value-type="float" office:value="-0.00000921697776479007" calcext:value-type="float">
            <text:p>-0.00001</text:p>
          </table:table-cell>
          <table:table-cell table:formula="of:=1/(273.15+[.E$2]) +[.D5]" office:value-type="float" office:value="0.00336745025167975" calcext:value-type="float">
            <text:p>0.00337</text:p>
          </table:table-cell>
          <table:table-cell table:formula="of:=1/[.E5]-273.15" office:value-type="float" office:value="23.8105859807969" calcext:value-type="float">
            <text:p>23.81059</text:p>
          </table:table-cell>
          <table:table-cell table:formula="of:=[.F5]-[.E$2]" office:value-type="float" office:value="0.81058598079693" calcext:value-type="float">
            <text:p>0.81059</text:p>
          </table:table-cell>
        </table:table-row>
        <table:table-row table:style-name="ro1">
          <table:table-cell table:formula="of:=[.B6]/([.B6]+10000)*1024" office:value-type="float" office:value="496.164948453608" calcext:value-type="float">
            <text:p>496.165</text:p>
          </table:table-cell>
          <table:table-cell office:value-type="float" office:value="9400" calcext:value-type="float">
            <text:p>9400</text:p>
          </table:table-cell>
          <table:table-cell table:formula="of:=LN([.B6]/[.B$3])" office:value-type="float" office:value="-0.0618754037180875" calcext:value-type="float">
            <text:p>-0.0619</text:p>
          </table:table-cell>
          <table:table-cell table:formula="of:=[.C6]/[.D$1]" office:value-type="float" office:value="-0.0000139705133705323" calcext:value-type="float">
            <text:p>-0.00001</text:p>
          </table:table-cell>
          <table:table-cell table:formula="of:=1/(273.15+[.E$2]) +[.D6]" office:value-type="float" office:value="0.00336269671607401" calcext:value-type="float">
            <text:p>0.00336</text:p>
          </table:table-cell>
          <table:table-cell table:formula="of:=1/[.E6]-273.15" office:value-type="float" office:value="24.2303718961351" calcext:value-type="float">
            <text:p>24.23037</text:p>
          </table:table-cell>
          <table:table-cell table:formula="of:=[.F6]-[.E$2]" office:value-type="float" office:value="1.23037189613507" calcext:value-type="float">
            <text:p>1.23037</text:p>
          </table:table-cell>
        </table:table-row>
        <table:table-row table:style-name="ro1">
          <table:table-cell table:formula="of:=[.B7]/([.B7]+10000)*1024" office:value-type="float" office:value="490.666666666667" calcext:value-type="float">
            <text:p>490.667</text:p>
          </table:table-cell>
          <table:table-cell office:value-type="float" office:value="9200" calcext:value-type="float">
            <text:p>9200</text:p>
          </table:table-cell>
          <table:table-cell table:formula="of:=LN([.B7]/[.B$3])" office:value-type="float" office:value="-0.083381608939051" calcext:value-type="float">
            <text:p>-0.0834</text:p>
          </table:table-cell>
          <table:table-cell table:formula="of:=[.C7]/[.D$1]" office:value-type="float" office:value="-0.0000188262833459135" calcext:value-type="float">
            <text:p>-0.00002</text:p>
          </table:table-cell>
          <table:table-cell table:formula="of:=1/(273.15+[.E$2]) +[.D7]" office:value-type="float" office:value="0.00335784094609862" calcext:value-type="float">
            <text:p>0.00336</text:p>
          </table:table-cell>
          <table:table-cell table:formula="of:=1/[.E7]-273.15" office:value-type="float" office:value="24.6604133139094" calcext:value-type="float">
            <text:p>24.66041</text:p>
          </table:table-cell>
          <table:table-cell table:formula="of:=[.F7]-[.E$2]" office:value-type="float" office:value="1.66041331390943" calcext:value-type="float">
            <text:p>1.66041</text:p>
          </table:table-cell>
        </table:table-row>
        <table:table-row table:style-name="ro1">
          <table:table-cell table:formula="of:=[.B8]/([.B8]+10000)*1024" office:value-type="float" office:value="485.052631578947" calcext:value-type="float">
            <text:p>485.053</text:p>
          </table:table-cell>
          <table:table-cell office:value-type="float" office:value="9000" calcext:value-type="float">
            <text:p>9000</text:p>
          </table:table-cell>
          <table:table-cell table:formula="of:=LN([.B8]/[.B$3])" office:value-type="float" office:value="-0.105360515657826" calcext:value-type="float">
            <text:p>-0.1054</text:p>
          </table:table-cell>
          <table:table-cell table:formula="of:=[.C8]/[.D$1]" office:value-type="float" office:value="-0.0000237887820406019" calcext:value-type="float">
            <text:p>-0.00002</text:p>
          </table:table-cell>
          <table:table-cell table:formula="of:=1/(273.15+[.E$2]) +[.D8]" office:value-type="float" office:value="0.00335287844740394" calcext:value-type="float">
            <text:p>0.00335</text:p>
          </table:table-cell>
          <table:table-cell table:formula="of:=1/[.E8]-273.15" office:value-type="float" office:value="25.101193917954" calcext:value-type="float">
            <text:p>25.10119</text:p>
          </table:table-cell>
          <table:table-cell table:formula="of:=[.F8]-[.E$2]" office:value-type="float" office:value="2.10119391795405" calcext:value-type="float">
            <text:p>2.10119</text:p>
          </table:table-cell>
        </table:table-row>
        <table:table-row table:style-name="ro1">
          <table:table-cell table:formula="of:=[.B9]/([.B9]+10000)*1024" office:value-type="float" office:value="479.31914893617" calcext:value-type="float">
            <text:p>479.319</text:p>
          </table:table-cell>
          <table:table-cell office:value-type="float" office:value="8800" calcext:value-type="float">
            <text:p>8800</text:p>
          </table:table-cell>
          <table:table-cell table:formula="of:=LN([.B9]/[.B$3])" office:value-type="float" office:value="-0.127833371509885" calcext:value-type="float">
            <text:p>-0.1278</text:p>
          </table:table-cell>
          <table:table-cell table:formula="of:=[.C9]/[.D$1]" office:value-type="float" office:value="-0.0000288628068435053" calcext:value-type="float">
            <text:p>-0.00003</text:p>
          </table:table-cell>
          <table:table-cell table:formula="of:=1/(273.15+[.E$2]) +[.D9]" office:value-type="float" office:value="0.00334780442260103" calcext:value-type="float">
            <text:p>0.00335</text:p>
          </table:table-cell>
          <table:table-cell table:formula="of:=1/[.E9]-273.15" office:value-type="float" office:value="25.5532316610249" calcext:value-type="float">
            <text:p>25.55323</text:p>
          </table:table-cell>
          <table:table-cell table:formula="of:=[.F9]-[.E$2]" office:value-type="float" office:value="2.55323166102488" calcext:value-type="float">
            <text:p>2.55323</text:p>
          </table:table-cell>
        </table:table-row>
        <table:table-row table:style-name="ro1">
          <table:table-cell table:formula="of:=[.B10]/([.B10]+10000)*1024" office:value-type="float" office:value="473.462365591398" calcext:value-type="float">
            <text:p>473.462</text:p>
          </table:table-cell>
          <table:table-cell office:value-type="float" office:value="8600" calcext:value-type="float">
            <text:p>8600</text:p>
          </table:table-cell>
          <table:table-cell table:formula="of:=LN([.B10]/[.B$3])" office:value-type="float" office:value="-0.150822889734584" calcext:value-type="float">
            <text:p>-0.1508</text:p>
          </table:table-cell>
          <table:table-cell table:formula="of:=[.C10]/[.D$1]" office:value-type="float" office:value="-0.0000340534860543202" calcext:value-type="float">
            <text:p>-0.00003</text:p>
          </table:table-cell>
          <table:table-cell table:formula="of:=1/(273.15+[.E$2]) +[.D10]" office:value-type="float" office:value="0.00334261374339022" calcext:value-type="float">
            <text:p>0.00334</text:p>
          </table:table-cell>
          <table:table-cell table:formula="of:=1/[.E10]-273.15" office:value-type="float" office:value="26.0170820409415" calcext:value-type="float">
            <text:p>26.01708</text:p>
          </table:table-cell>
          <table:table-cell table:formula="of:=[.F10]-[.E$2]" office:value-type="float" office:value="3.01708204094155" calcext:value-type="float">
            <text:p>3.01708</text:p>
          </table:table-cell>
        </table:table-row>
        <table:table-row table:style-name="ro1">
          <table:table-cell table:formula="of:=[.B11]/([.B11]+10000)*1024" office:value-type="float" office:value="467.478260869565" calcext:value-type="float">
            <text:p>467.478</text:p>
          </table:table-cell>
          <table:table-cell office:value-type="float" office:value="8400" calcext:value-type="float">
            <text:p>8400</text:p>
          </table:table-cell>
          <table:table-cell table:formula="of:=LN([.B11]/[.B$3])" office:value-type="float" office:value="-0.174353387144778" calcext:value-type="float">
            <text:p>-0.1744</text:p>
          </table:table-cell>
          <table:table-cell table:formula="of:=[.C11]/[.D$1]" office:value-type="float" office:value="-0.0000393663100349465" calcext:value-type="float">
            <text:p>-0.00004</text:p>
          </table:table-cell>
          <table:table-cell table:formula="of:=1/(273.15+[.E$2]) +[.D11]" office:value-type="float" office:value="0.00333730091940959" calcext:value-type="float">
            <text:p>0.00334</text:p>
          </table:table-cell>
          <table:table-cell table:formula="of:=1/[.E11]-273.15" office:value-type="float" office:value="26.4933417747993" calcext:value-type="float">
            <text:p>26.49334</text:p>
          </table:table-cell>
          <table:table-cell table:formula="of:=[.F11]-[.E$2]" office:value-type="float" office:value="3.49334177479926" calcext:value-type="float">
            <text:p>3.49334</text:p>
          </table:table-cell>
        </table:table-row>
        <table:table-row table:style-name="ro1">
          <table:table-cell table:formula="of:=[.B12]/([.B12]+10000)*1024" office:value-type="float" office:value="461.362637362637" calcext:value-type="float">
            <text:p>461.363</text:p>
          </table:table-cell>
          <table:table-cell office:value-type="float" office:value="8200" calcext:value-type="float">
            <text:p>8200</text:p>
          </table:table-cell>
          <table:table-cell table:formula="of:=LN([.B12]/[.B$3])" office:value-type="float" office:value="-0.198450938723838" calcext:value-type="float">
            <text:p>-0.1985</text:p>
          </table:table-cell>
          <table:table-cell table:formula="of:=[.C12]/[.D$1]" office:value-type="float" office:value="-0.0000448071661151136" calcext:value-type="float">
            <text:p>-0.00004</text:p>
          </table:table-cell>
          <table:table-cell table:formula="of:=1/(273.15+[.E$2]) +[.D12]" office:value-type="float" office:value="0.00333186006332942" calcext:value-type="float">
            <text:p>0.00333</text:p>
          </table:table-cell>
          <table:table-cell table:formula="of:=1/[.E12]-273.15" office:value-type="float" office:value="26.9826529304268" calcext:value-type="float">
            <text:p>26.98265</text:p>
          </table:table-cell>
          <table:table-cell table:formula="of:=[.F12]-[.E$2]" office:value-type="float" office:value="3.98265293042675" calcext:value-type="float">
            <text:p>3.98265</text:p>
          </table:table-cell>
        </table:table-row>
        <table:table-row table:style-name="ro1">
          <table:table-cell table:formula="of:=[.B13]/([.B13]+10000)*1024" office:value-type="float" office:value="455.111111111111" calcext:value-type="float">
            <text:p>455.111</text:p>
          </table:table-cell>
          <table:table-cell office:value-type="float" office:value="8000" calcext:value-type="float">
            <text:p>8000</text:p>
          </table:table-cell>
          <table:table-cell table:formula="of:=LN([.B13]/[.B$3])" office:value-type="float" office:value="-0.22314355131421" calcext:value-type="float">
            <text:p>-0.2231</text:p>
          </table:table-cell>
          <table:table-cell table:formula="of:=[.C13]/[.D$1]" office:value-type="float" office:value="-0.0000503823778085821" calcext:value-type="float">
            <text:p>-0.00005</text:p>
          </table:table-cell>
          <table:table-cell table:formula="of:=1/(273.15+[.E$2]) +[.D13]" office:value-type="float" office:value="0.00332628485163596" calcext:value-type="float">
            <text:p>0.00333</text:p>
          </table:table-cell>
          <table:table-cell table:formula="of:=1/[.E13]-273.15" office:value-type="float" office:value="27.4857075847468" calcext:value-type="float">
            <text:p>27.48571</text:p>
          </table:table-cell>
          <table:table-cell table:formula="of:=[.F13]-[.E$2]" office:value-type="float" office:value="4.48570758474676" calcext:value-type="float">
            <text:p>4.48571</text:p>
          </table:table-cell>
        </table:table-row>
        <table:table-row table:style-name="ro1">
          <table:table-cell table:formula="of:=[.B14]/([.B14]+10000)*1024" office:value-type="float" office:value="448.719101123596" calcext:value-type="float">
            <text:p>448.719</text:p>
          </table:table-cell>
          <table:table-cell office:value-type="float" office:value="7800" calcext:value-type="float">
            <text:p>7800</text:p>
          </table:table-cell>
          <table:table-cell table:formula="of:=LN([.B14]/[.B$3])" office:value-type="float" office:value="-0.2484613592985" calcext:value-type="float">
            <text:p>-0.2485</text:p>
          </table:table-cell>
          <table:table-cell table:formula="of:=[.C14]/[.D$1]" office:value-type="float" office:value="-0.0000560987489949198" calcext:value-type="float">
            <text:p>-0.00006</text:p>
          </table:table-cell>
          <table:table-cell table:formula="of:=1/(273.15+[.E$2]) +[.D14]" office:value-type="float" office:value="0.00332056848044962" calcext:value-type="float">
            <text:p>0.00332</text:p>
          </table:table-cell>
          <table:table-cell table:formula="of:=1/[.E14]-273.15" office:value-type="float" office:value="28.003253091349" calcext:value-type="float">
            <text:p>28.00325</text:p>
          </table:table-cell>
          <table:table-cell table:formula="of:=[.F14]-[.E$2]" office:value-type="float" office:value="5.003253091349" calcext:value-type="float">
            <text:p>5.00325</text:p>
          </table:table-cell>
        </table:table-row>
        <table:table-row table:style-name="ro1">
          <table:table-cell table:formula="of:=[.B15]/([.B15]+10000)*1024" office:value-type="float" office:value="442.181818181818" calcext:value-type="float">
            <text:p>442.182</text:p>
          </table:table-cell>
          <table:table-cell office:value-type="float" office:value="7600" calcext:value-type="float">
            <text:p>7600</text:p>
          </table:table-cell>
          <table:table-cell table:formula="of:=LN([.B15]/[.B$3])" office:value-type="float" office:value="-0.27443684570176" calcext:value-type="float">
            <text:p>-0.2744</text:p>
          </table:table-cell>
          <table:table-cell table:formula="of:=[.C15]/[.D$1]" office:value-type="float" office:value="-0.0000619636138409935" calcext:value-type="float">
            <text:p>-0.00006</text:p>
          </table:table-cell>
          <table:table-cell table:formula="of:=1/(273.15+[.E$2]) +[.D15]" office:value-type="float" office:value="0.00331470361560354" calcext:value-type="float">
            <text:p>0.00331</text:p>
          </table:table-cell>
          <table:table-cell table:formula="of:=1/[.E15]-273.15" office:value-type="float" office:value="28.5360980549294" calcext:value-type="float">
            <text:p>28.53610</text:p>
          </table:table-cell>
          <table:table-cell table:formula="of:=[.F15]-[.E$2]" office:value-type="float" office:value="5.53609805492943" calcext:value-type="float">
            <text:p>5.53610</text:p>
          </table:table-cell>
        </table:table-row>
        <table:table-row table:style-name="ro1">
          <table:table-cell table:formula="of:=[.B16]/([.B16]+10000)*1024" office:value-type="float" office:value="435.494252873563" calcext:value-type="float">
            <text:p>435.494</text:p>
          </table:table-cell>
          <table:table-cell office:value-type="float" office:value="7400" calcext:value-type="float">
            <text:p>7400</text:p>
          </table:table-cell>
          <table:table-cell table:formula="of:=LN([.B16]/[.B$3])" office:value-type="float" office:value="-0.301105092783922" calcext:value-type="float">
            <text:p>-0.3011</text:p>
          </table:table-cell>
          <table:table-cell table:formula="of:=[.C16]/[.D$1]" office:value-type="float" office:value="-0.000067984893380881" calcext:value-type="float">
            <text:p>-0.00007</text:p>
          </table:table-cell>
          <table:table-cell table:formula="of:=1/(273.15+[.E$2]) +[.D16]" office:value-type="float" office:value="0.00330868233606366" calcext:value-type="float">
            <text:p>0.00331</text:p>
          </table:table-cell>
          <table:table-cell table:formula="of:=1/[.E16]-273.15" office:value-type="float" office:value="29.0851191289343" calcext:value-type="float">
            <text:p>29.08512</text:p>
          </table:table-cell>
          <table:table-cell table:formula="of:=[.F16]-[.E$2]" office:value-type="float" office:value="6.08511912893431" calcext:value-type="float">
            <text:p>6.08512</text:p>
          </table:table-cell>
        </table:table-row>
        <table:table-row table:style-name="ro1">
          <table:table-cell table:formula="of:=[.B17]/([.B17]+10000)*1024" office:value-type="float" office:value="428.651162790698" calcext:value-type="float">
            <text:p>428.651</text:p>
          </table:table-cell>
          <table:table-cell office:value-type="float" office:value="7200" calcext:value-type="float">
            <text:p>7200</text:p>
          </table:table-cell>
          <table:table-cell table:formula="of:=LN([.B17]/[.B$3])" office:value-type="float" office:value="-0.328504066972036" calcext:value-type="float">
            <text:p>-0.3285</text:p>
          </table:table-cell>
          <table:table-cell table:formula="of:=[.C17]/[.D$1]" office:value-type="float" office:value="-0.000074171159849184" calcext:value-type="float">
            <text:p>-0.00007</text:p>
          </table:table-cell>
          <table:table-cell table:formula="of:=1/(273.15+[.E$2]) +[.D17]" office:value-type="float" office:value="0.00330249606959535" calcext:value-type="float">
            <text:p>0.00330</text:p>
          </table:table-cell>
          <table:table-cell table:formula="of:=1/[.E17]-273.15" office:value-type="float" office:value="29.6512687756286" calcext:value-type="float">
            <text:p>29.65127</text:p>
          </table:table-cell>
          <table:table-cell table:formula="of:=[.F17]-[.E$2]" office:value-type="float" office:value="6.65126877562864" calcext:value-type="float">
            <text:p>6.65127</text:p>
          </table:table-cell>
        </table:table-row>
        <table:table-row table:style-name="ro1">
          <table:table-cell table:formula="of:=[.B18]/([.B18]+10000)*1024" office:value-type="float" office:value="421.647058823529" calcext:value-type="float">
            <text:p>421.647</text:p>
          </table:table-cell>
          <table:table-cell office:value-type="float" office:value="7000" calcext:value-type="float">
            <text:p>7000</text:p>
          </table:table-cell>
          <table:table-cell table:formula="of:=LN([.B18]/[.B$3])" office:value-type="float" office:value="-0.356674943938732" calcext:value-type="float">
            <text:p>-0.3567</text:p>
          </table:table-cell>
          <table:table-cell table:formula="of:=[.C18]/[.D$1]" office:value-type="float" office:value="-0.0000805317100787383" calcext:value-type="float">
            <text:p>-0.00008</text:p>
          </table:table-cell>
          <table:table-cell table:formula="of:=1/(273.15+[.E$2]) +[.D18]" office:value-type="float" office:value="0.0032961355193658" calcext:value-type="float">
            <text:p>0.00330</text:p>
          </table:table-cell>
          <table:table-cell table:formula="of:=1/[.E18]-273.15" office:value-type="float" office:value="30.2355841559595" calcext:value-type="float">
            <text:p>30.23558</text:p>
          </table:table-cell>
          <table:table-cell table:formula="of:=[.F18]-[.E$2]" office:value-type="float" office:value="7.23558415595949" calcext:value-type="float">
            <text:p>7.23558</text:p>
          </table:table-cell>
        </table:table-row>
        <table:table-row table:style-name="ro1">
          <table:table-cell table:formula="of:=[.B19]/([.B19]+10000)*1024" office:value-type="float" office:value="414.47619047619" calcext:value-type="float">
            <text:p>414.476</text:p>
          </table:table-cell>
          <table:table-cell office:value-type="float" office:value="6800" calcext:value-type="float">
            <text:p>6800</text:p>
          </table:table-cell>
          <table:table-cell table:formula="of:=LN([.B19]/[.B$3])" office:value-type="float" office:value="-0.385662480811985" calcext:value-type="float">
            <text:p>-0.3857</text:p>
          </table:table-cell>
          <table:table-cell table:formula="of:=[.C19]/[.D$1]" office:value-type="float" office:value="-0.0000870766495398476" calcext:value-type="float">
            <text:p>-0.00009</text:p>
          </table:table-cell>
          <table:table-cell table:formula="of:=1/(273.15+[.E$2]) +[.D19]" office:value-type="float" office:value="0.00328959057990469" calcext:value-type="float">
            <text:p>0.00329</text:p>
          </table:table-cell>
          <table:table-cell table:formula="of:=1/[.E19]-273.15" office:value-type="float" office:value="30.8391973514142" calcext:value-type="float">
            <text:p>30.83920</text:p>
          </table:table-cell>
          <table:table-cell table:formula="of:=[.F19]-[.E$2]" office:value-type="float" office:value="7.83919735141416" calcext:value-type="float">
            <text:p>7.83920</text:p>
          </table:table-cell>
        </table:table-row>
        <table:table-row table:style-name="ro1">
          <table:table-cell table:formula="of:=[.B20]/([.B20]+10000)*1024" office:value-type="float" office:value="407.132530120482" calcext:value-type="float">
            <text:p>407.133</text:p>
          </table:table-cell>
          <table:table-cell office:value-type="float" office:value="6600" calcext:value-type="float">
            <text:p>6600</text:p>
          </table:table-cell>
          <table:table-cell table:formula="of:=LN([.B20]/[.B$3])" office:value-type="float" office:value="-0.415515443961666" calcext:value-type="float">
            <text:p>-0.4155</text:p>
          </table:table-cell>
          <table:table-cell table:formula="of:=[.C20]/[.D$1]" office:value-type="float" office:value="-0.0000938169889278993" calcext:value-type="float">
            <text:p>-0.00009</text:p>
          </table:table-cell>
          <table:table-cell table:formula="of:=1/(273.15+[.E$2]) +[.D20]" office:value-type="float" office:value="0.00328285024051664" calcext:value-type="float">
            <text:p>0.00328</text:p>
          </table:table-cell>
          <table:table-cell table:formula="of:=1/[.E20]-273.15" office:value-type="float" office:value="31.4633471634164" calcext:value-type="float">
            <text:p>31.46335</text:p>
          </table:table-cell>
          <table:table-cell table:formula="of:=[.F20]-[.E$2]" office:value-type="float" office:value="8.46334716341642" calcext:value-type="float">
            <text:p>8.46335</text:p>
          </table:table-cell>
        </table:table-row>
        <table:table-row table:style-name="ro1">
          <table:table-cell table:formula="of:=[.B21]/([.B21]+10000)*1024" office:value-type="float" office:value="399.609756097561" calcext:value-type="float">
            <text:p>399.610</text:p>
          </table:table-cell>
          <table:table-cell office:value-type="float" office:value="6400" calcext:value-type="float">
            <text:p>6400</text:p>
          </table:table-cell>
          <table:table-cell table:formula="of:=LN([.B21]/[.B$3])" office:value-type="float" office:value="-0.446287102628419" calcext:value-type="float">
            <text:p>-0.4463</text:p>
          </table:table-cell>
          <table:table-cell table:formula="of:=[.C21]/[.D$1]" office:value-type="float" office:value="-0.000100764755617164" calcext:value-type="float">
            <text:p>-0.00010</text:p>
          </table:table-cell>
          <table:table-cell table:formula="of:=1/(273.15+[.E$2]) +[.D21]" office:value-type="float" office:value="0.00327590247382737" calcext:value-type="float">
            <text:p>0.00328</text:p>
          </table:table-cell>
          <table:table-cell table:formula="of:=1/[.E21]-273.15" office:value-type="float" office:value="32.1093927900601" calcext:value-type="float">
            <text:p>32.10939</text:p>
          </table:table-cell>
          <table:table-cell table:formula="of:=[.F21]-[.E$2]" office:value-type="float" office:value="9.1093927900601" calcext:value-type="float">
            <text:p>9.10939</text:p>
          </table:table-cell>
        </table:table-row>
        <table:table-row table:style-name="ro1">
          <table:table-cell table:formula="of:=[.B22]/([.B22]+10000)*1024" office:value-type="float" office:value="391.901234567901" calcext:value-type="float">
            <text:p>391.901</text:p>
          </table:table-cell>
          <table:table-cell office:value-type="float" office:value="6200" calcext:value-type="float">
            <text:p>6200</text:p>
          </table:table-cell>
          <table:table-cell table:formula="of:=LN([.B22]/[.B$3])" office:value-type="float" office:value="-0.478035800943" calcext:value-type="float">
            <text:p>-0.4780</text:p>
          </table:table-cell>
          <table:table-cell table:formula="of:=[.C22]/[.D$1]" office:value-type="float" office:value="-0.000107933122813953" calcext:value-type="float">
            <text:p>-0.00011</text:p>
          </table:table-cell>
          <table:table-cell table:formula="of:=1/(273.15+[.E$2]) +[.D22]" office:value-type="float" office:value="0.00326873410663058" calcext:value-type="float">
            <text:p>0.00327</text:p>
          </table:table-cell>
          <table:table-cell table:formula="of:=1/[.E22]-273.15" office:value-type="float" office:value="32.778829748346" calcext:value-type="float">
            <text:p>32.77883</text:p>
          </table:table-cell>
          <table:table-cell table:formula="of:=[.F22]-[.E$2]" office:value-type="float" office:value="9.77882974834603" calcext:value-type="float">
            <text:p>9.77883</text:p>
          </table:table-cell>
        </table:table-row>
        <table:table-row table:style-name="ro1">
          <table:table-cell table:formula="of:=[.B23]/([.B23]+10000)*1024" office:value-type="float" office:value="384" calcext:value-type="float">
            <text:p>384.000</text:p>
          </table:table-cell>
          <table:table-cell office:value-type="float" office:value="6000" calcext:value-type="float">
            <text:p>6000</text:p>
          </table:table-cell>
          <table:table-cell table:formula="of:=LN([.B23]/[.B$3])" office:value-type="float" office:value="-0.510825623765991" calcext:value-type="float">
            <text:p>-0.5108</text:p>
          </table:table-cell>
          <table:table-cell table:formula="of:=[.C23]/[.D$1]" office:value-type="float" office:value="-0.000115336559892976" calcext:value-type="float">
            <text:p>-0.00012</text:p>
          </table:table-cell>
          <table:table-cell table:formula="of:=1/(273.15+[.E$2]) +[.D23]" office:value-type="float" office:value="0.00326133066955156" calcext:value-type="float">
            <text:p>0.00326</text:p>
          </table:table-cell>
          <table:table-cell table:formula="of:=1/[.E23]-273.15" office:value-type="float" office:value="33.4733084968049" calcext:value-type="float">
            <text:p>33.47331</text:p>
          </table:table-cell>
          <table:table-cell table:formula="of:=[.F23]-[.E$2]" office:value-type="float" office:value="10.4733084968049" calcext:value-type="float">
            <text:p>10.473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0:59:04.113239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0:50:14.784797087</meta:creation-date>
    <dc:date>2018-01-26T11:00:32.694318127</dc:date>
    <meta:editing-duration>PT10M3S</meta:editing-duration>
    <meta:editing-cycles>2</meta:editing-cycles>
    <meta:generator>LibreOffice/5.1.2.2$MacOSX_X86_64 LibreOffice_project/d3bf12ecb743fc0d20e0be0c58ca359301eb705f</meta:generator>
    <meta:document-statistic meta:table-count="1" meta:cell-count="155" meta:object-count="0"/>
  </office:meta>
</office:document-meta>
</file>